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1D96EE407CD644123D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style:text-properties fo:font-weight="bold" style:font-weight-asian="bold"/>
    </style:style>
    <style:style style:name="P4" style:family="paragraph" style:parent-style-name="Standard">
      <style:paragraph-properties fo:margin-left="0in" fo:margin-right="0in" fo:margin-top="0.1665in" fo:margin-bottom="0.1665in" loext:contextual-spacing="false" fo:line-height="106%"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8" style:family="paragraph" style:parent-style-name="Heading_20_2">
      <style:paragraph-properties fo:keep-together="auto" fo:keep-with-next="auto"/>
    </style:style>
    <style:style style:name="P9" style:family="paragraph" style:parent-style-name="Heading_20_2">
      <style:paragraph-properties fo:keep-together="auto" fo:break-before="page" fo:keep-with-next="auto"/>
    </style:style>
    <style:style style:name="P10" style:family="paragraph" style:parent-style-name="Heading_20_1">
      <style:paragraph-properties fo:keep-together="auto" fo:keep-with-next="auto"/>
    </style:style>
    <style:style style:name="P11" style:family="paragraph" style:parent-style-name="Heading_20_1">
      <style:paragraph-properties fo:margin-top="0.1665in" fo:margin-bottom="0.1665in" loext:contextual-spacing="false" fo:line-height="100%"/>
    </style:style>
    <style:style style:name="P12" style:family="paragraph" style:parent-style-name="Heading_20_3">
      <style:paragraph-properties fo:keep-together="auto" fo:keep-with-next="auto"/>
    </style:style>
    <style:style style:name="P13" style:family="paragraph" style:parent-style-name="Title" style:master-page-name="Standard">
      <style:paragraph-properties fo:keep-together="auto" style:page-number="1" fo:keep-with-next="auto"/>
    </style:style>
    <style:style style:name="T1" style:family="text">
      <style:text-properties fo:font-size="11pt" fo:font-weight="normal" style:font-size-asian="11pt" style:font-weight-asian="normal"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style:font-size-asian="11pt" style:font-size-complex="11pt"/>
    </style:style>
    <style:style style:name="T4" style:family="text">
      <style:text-properties fo:font-style="italic" style:font-style-asian="italic"/>
    </style:style>
    <style:style style:name="T5" style:family="text">
      <style:text-properties fo:font-weight="bold" style:font-weight-asian="bold"/>
    </style:style>
    <style:style style:name="T6" style:family="text">
      <style:text-properties fo:color="#188038" style:font-name="Roboto Mono" style:font-name-asian="Roboto Mono1" style:font-name-complex="Roboto Mono1"/>
    </style:style>
    <style:style style:name="T7" style:family="text">
      <style:text-properties fo:color="#188038" style:font-name="Roboto Mono" fo:font-style="italic" fo:font-weight="bold" style:font-name-asian="Roboto Mono1" style:font-style-asian="italic" style:font-weight-asian="bold" style:font-name-complex="Roboto Mono1"/>
    </style:style>
    <style:style style:name="T8" style:family="text">
      <style:text-properties fo:font-size="13pt" style:font-size-asian="13pt" style:font-size-complex="13pt"/>
    </style:style>
    <style:style style:name="T9" style:family="text">
      <style:text-properties fo:font-size="13pt" fo:font-weight="normal" style:font-size-asian="13pt" style:font-weight-asian="normal" style:font-size-complex="13pt"/>
    </style:style>
    <style:style style:name="T10" style:family="text">
      <style:text-properties fo:color="#ff0000"/>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m3t2f6j72brc"/>Programmieren Tutorium - Arbeitsblatt 2</text:p>
      <text:p text:style-name="Heading_20_1"><text:bookmark text:name="_75ljqgz527sf"/>Wiederholung 0</text:p>
      <text:p text:style-name="P10"><text:bookmark text:name="_ov6ksyq1hzf6"/><text:span text:style-name="T1">a) Die Variable foo enthält eine ganze Zahl. Übersetzen Sie: Wenn foo größer 5 oder wenn sie kleiner ‐8 ist, wird die Hälfte von foo ausgegeben. Andernfalls wird foo mit 10 multipliziert. </text:span></text:p>
      <text:p text:style-name="P10"><text:bookmark text:name="_6hponbii1678"/><text:span text:style-name="T1">b) Die Variable dzahl ist eine Gleitkommazahl, st ein String. Übersetzen Sie: Solange dzahl kleiner oder gleich 11,3 ist, wird das gemacht: An st wird ein Ausrufezeichen angehängt und dzahl um 1 größer gemacht. </text:span></text:p>
      <text:p text:style-name="P10"><text:bookmark text:name="_htbsonfk1t2c"/><text:span text:style-name="T1">c) Für Fortgeschrittene: die Variable t1 ist vom Typ string, anz von Typ int. Übersetzen Sie: Für jedes Zeichen von t1 wird das gemacht: Wenn das Zeichen ein Kleinbuchstabe ist, wird der Wert von anz um 1 erhöht. Tipp: Informieren Sie sich über die foreach‐Schleife. </text:span></text:p>
      <text:p text:style-name="P10"><text:bookmark text:name="_ke5c3erie8xd"/><text:span text:style-name="T1">d) Die Variablen i1 und i2 enthalten ganze Zahlen. Übersetzen Sie: Wenn die Differenz aus i1 und i2 kleiner oder gleich 2 ist, dann wird die Hälfte von i1 ausgegeben. Andernfalls wird i2 verdoppelt. </text:span></text:p>
      <text:p text:style-name="P10"><text:bookmark text:name="_wu02vgx8ss5s"/><text:span text:style-name="T1">e) Die Variable d1 ist eine Gleitpunktzahl. Übersetzen Sie: Solange d1 größer als 5 ist, wird das gemacht: Der Wert von d1 wird um 3 vermindert. Wenn dann das Quadrat von d1 kleiner als 10 ist, wird das Dreifache von d1 ausgegeben.</text:span></text:p>
      <text:p text:style-name="P10"><text:bookmark text:name="_aak0xmld6zjh"/><text:span text:style-name="T4">Wiederholung 1</text:span>: Spritkosten-Rechner</text:p>
      <text:p text:style-name="P2"><text:span text:style-name="T5">Szenario:</text:span> Du planst eine lange Autofahrt und möchtest wissen, wie viel Geld du für Benzin ausgeben musst. Schreibe ein Programm, das den Preis für eine Fahrt basierend auf der Entfernung berechnet. Der Benzinverbrauch deines Autos ist <text:span text:style-name="T5">8.2 Liter pro 100 Kilometer</text:span>, und der Preis pro Liter Benzin beträgt <text:span text:style-name="T5">1.82 Euro</text:span>.</text:p>
      <text:p text:style-name="P2"><text:span text:style-name="T5">Aufgabe</text:span>: Lass den Benutzer die Entfernung in Kilometern (<text:span text:style-name="T6">km</text:span>) eingeben. Berechne dann die Gesamtkosten der Fahrt basierend auf den vorgegebenen Werten für den Verbrauch und den Preis pro Liter Benzin und gib das Ergebnis aus.</text:p>
      <text:p text:style-name="P10"><text:bookmark text:name="_6inb0x1cz1bt"/><text:span text:style-name="T4">Wiederholung 2</text:span>: Wer ist älter?</text:p>
      <text:p text:style-name="P2"><text:span text:style-name="T5">Szenario:</text:span> Du und deine Freundin/Freund <text:span text:style-name="T6">Y</text:span> seid neugierig, wer von euch älter ist. Schreibe ein Programm, das euer Alter vergleicht und anzeigt, wer älter ist, oder ob ihr gleich alt seid.</text:p>
      <text:p text:style-name="P2"><text:span text:style-name="T5">Aufgabe</text:span>: Lass den Benutzer zwei Altersangaben eingeben: Dein Alter und das von <text:span text:style-name="T6">Y</text:span>. Vergleiche die beiden Alterswerte und gib eine passende Nachricht aus, wer älter ist oder ob ihr gleich alt seid. Gebe auch die Altersdifferenz aus.</text:p>
      <text:p text:style-name="P10"><text:bookmark text:name="_9wwfqts6595r"/>Aufgabe 1: Rückwärtszählen in 10er-Schritten</text:p>
      <text:p text:style-name="P2"><text:span text:style-name="T5">Szenario:</text:span> Schreibe ein Programm, das mit einer <text:span text:style-name="T6">while</text:span>-Schleife die Zahlen von 100 bis 0 in 10er-Schritten rückwärts auf der Konsole ausgibt.</text:p>
      <text:p text:style-name="P2"><text:span text:style-name="T5">Aufgabe</text:span>: Verwende eine <text:span text:style-name="T6">while</text:span>-Schleife, um von 100 rückwärts zu zählen, bis die Zahl 0 erreicht ist. Reduziere die Zahl in jeder Runde um 10.</text:p>
      <text:p text:style-name="Heading_20_1"><text:bookmark text:name="_nikrmst5952p"/>Aufgabe 1b: For Schleife</text:p>
      <text:p text:style-name="P2"><text:span text:style-name="T5">Szenario:</text:span> Schreibe ein Programm, das mit einer <text:span text:style-name="T6">for</text:span>-Schleife die Zahlen von 100 bis 0 in 10er-Schritten rückwärts auf der Konsole ausgibt.</text:p>
      <text:p text:style-name="P2"><text:span text:style-name="T5">Aufgabe</text:span>: Verwende eine <text:span text:style-name="T6">for</text:span>-Schleife, um von 100 rückwärts zu zählen, bis die Zahl 0 erreicht ist. Reduziere die Zahl in jeder Runde um 10.</text:p>
      <text:p text:style-name="P10"><text:bookmark text:name="_rzhdxfy45j95"/>Aufgabe 2: Berechne gerade Quadratzahlen bis 100</text:p>
      <text:p text:style-name="P4"><text:span text:style-name="T2">Szenario</text:span><text:span text:style-name="T3">: Schreibe ein Programm, das die Quadratzahlen von 1 bis 100 berechnet. Verwende eine for-Schleife, um die Quadratzahlen zu berechnen, und eine if-Bedingung, um nur die geraden Quadratzahlen auszugeben.</text:span></text:p>
      <text:p text:style-name="P4"><text:span text:style-name="T2">Aufgabe</text:span><text:span text:style-name="T3">: Verwende eine for-Schleife, um die Quadratzahlen von 1 bis 100 zu berechnen. Wenn das Quadrat eine gerade Zahl ist, soll diese Zahl in der Konsole ausgegeben werden.</text:span></text:p>
      <text:p text:style-name="P12"><text:bookmark text:name="_g5djegibgnnf"/><text:span text:style-name="T8"><text:line-break/></text:span>Aufgabe 3: Zeichne ein Rechteck aus Sternen (mit For-Schleifen)</text:p>
      <text:p text:style-name="P2"><text:span text:style-name="T5">Szenario:</text:span> Schreibe ein Programm, das ein Rechteck aus Sternen (<text:span text:style-name="T6">*</text:span>) in der Konsole "zeichnet". Der Benutzer gibt die Höhe und Breite des Rechtecks ein, und das Programm zeichnet das entsprechende Rechteck.</text:p>
      <text:p text:style-name="P2"><text:span text:style-name="T5">Aufgabe</text:span>: Lass den Benutzer die Höhe und Breite des Rechtecks eingeben. Verwende verschachtelte <text:span text:style-name="T5">Schleifen</text:span>, um das Rechteck Zeile für Zeile aus Sternen zu zeichnen.</text:p>
      <text:p text:style-name="P8"><text:bookmark text:name="_201eyj4tj3f0"/><text:soft-page-break/></text:p>
      <text:p text:style-name="P9"><text:bookmark text:name="_2qg8tzg18x8k"/>Aufgabe 4: Multiplikationstabelle erstellen</text:p>
      <text:p text:style-name="Standard"><text:span text:style-name="T4">Info: string.</text:span><text:span text:style-name="T7">PadLeft(4)</text:span><text:span text:style-name="T4"> sorgt dafür, dass die Zahlen in der Ausgabe gleichmäßig ausgerichtet werden, damit die Tabelle ordentlich aussieht.</text:span></text:p>
      <text:p text:style-name="P2"><text:span text:style-name="T5">Szenario:</text:span> Schreibe ein Programm, das eine <text:span text:style-name="T5">Multiplikationstabelle</text:span> von 1 bis 10 erstellt. Verwende dafür zwei <text:span text:style-name="T5">verschachtelte for-Schleifen</text:span>: eine Schleife für die Zeilen (Multiplikator) und eine Schleife für die Spalten (Multiplikand). Jede Zelle der Tabelle soll das Ergebnis der Multiplikation von Zeile und Spalte enthalten.</text:p>
      <text:p text:style-name="P2"><text:span text:style-name="T5">Aufgabe</text:span>: Verwende verschachtelte for-Schleifen, um die Multiplikationstabelle (1 bis 10) zu berechnen und auf der Konsole auszugeben.</text:p>
      <text:p text:style-name="P2"><text:span text:style-name="T5">Multiplikationstabelle von 1-3</text:span></text:p>
      <text:p text:style-name="P2"><text:span text:style-name="T5">1<text:tab/>2<text:tab/>3</text:span></text:p>
      <text:p text:style-name="P2"><text:span text:style-name="T5">2<text:tab/>4<text:tab/>6</text:span></text:p>
      <text:p text:style-name="P2"><text:span text:style-name="T5">1<text:tab/>6<text:tab/>9</text:span></text:p>
      <text:p text:style-name="P3"/>
      <text:p text:style-name="P11"><text:bookmark text:name="_3it5v6jgrne2"/>Aufgabe 4b:</text:p>
      <text:p text:style-name="Standard">Nutzer geben an, von welcher Zahl X bis zu welcher Zahl Y die Tabelle sein soll.</text:p>
      <text:p text:style-name="Standard">z.B ( 8 bis 11)</text:p>
      <text:p text:style-name="Standard"/>
      <text:p text:style-name="P10"><text:bookmark text:name="_uxxt9xq6n8ba"/>Aufgabe 5: Finde die kleinste Zahl größer als 0</text:p>
      <text:p text:style-name="P2"><text:span text:style-name="T5">Szenario:</text:span> Der Benutzer soll mehrere Zahlen eingeben, und das Programm soll die <text:span text:style-name="T5">kleinste Zahl größer als 0</text:span> aus den eingegebenen Zahlen finden und ausgeben.</text:p>
      <text:p text:style-name="P2"><text:span text:style-name="T5">Aufgabe</text:span>:</text:p>
      <text:list xml:id="list2093868250" text:style-name="WWNum1">
        <text:list-item>
          <text:p text:style-name="P5">Lasse den Benutzer eingeben, wie viele Zahlen er eingeben möchte.</text:p>
        </text:list-item>
        <text:list-item>
          <text:p text:style-name="P6">Sammle die eingegebenen Zahlen in einer Schleife.</text:p>
        </text:list-item>
        <text:list-item>
          <text:p text:style-name="P6">Verwende eine <text:span text:style-name="T5">if-Bedingung</text:span>, um die kleinste Zahl zu finden, die größer als 0 ist.</text:p>
        </text:list-item>
        <text:list-item>
          <text:p text:style-name="P7">Gib die kleinste Zahl, die größer als 0 ist, in der Konsole aus.</text:p>
        </text:list-item>
      </text:list>
      <text:p text:style-name="Standard"/>
      <text:p text:style-name="Standard">Beispiel:</text:p>
      <text:p text:style-name="Standard">Eingabe: 2 8 9 -1</text:p>
      <text:p text:style-name="Standard">Ausgabe: 2</text:p>
      <text:p text:style-name="Standard">Eingabe: -1 -99 -2</text:p>
      <text:p text:style-name="Standard">Ausgabe: Keine Zahl größer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d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fo:background-color="#f3f3f3"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3f3f3"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obias Bück, Sam Haghighi<draw:frame draw:style-name="Mfr1" draw:name="image1.png" text:anchor-type="char" svg:x="-0.4583in" svg:y="-0.3752in" svg:width="2.5575in" svg:height="0.5811in" draw:z-index="2"><draw:image xlink:href="Pictures/1000020100000800000001D96EE407CD644123D8.png" xlink:type="simple" xlink:show="embed" xlink:actuate="onLoad" loext:mime-type="image/png"/></draw:frame></text:p>
      </style:header>
      <style:footer>
        <text:p text:style-name="Standard">Dieses Werk von Tobias Bück ist lizenziert unter einer Creative Commons Namensnennung 4.0 International Lizenz (CC BY 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50" meta:word-count="821" meta:character-count="5141" meta:non-whitespace-character-count="4369"/>
    <meta:generator>LibreOfficeDev/6.0.5.2$Linux_X86_64 LibreOffice_project/</meta:generator>
  </office:meta>
</office:document-meta>
</file>